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ymbol1" svg:font-family="Symbol" style:font-family-generic="roman" style:font-pitch="variable" style:font-charset="x-symbol"/>
    <style:font-face style:name="Courier New2" svg:font-family="'Courier New'" style:font-adornments="Regular"/>
    <style:font-face style:name="Helvetica" svg:font-family="Helvetica" style:font-adornments="Regular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rial Unicode MS" svg:font-family="'Arial Unicode MS'" style:font-pitch="variable"/>
    <style:font-face style:name="Courier8" svg:font-family="Courier" style:font-pitch="variable"/>
    <style:font-face style:name="Helvetica2" svg:font-family="Helvetica" style:font-adornments="Regular" style:font-pitch="variable"/>
    <style:font-face style:name="Nimbus Sans L1" svg:font-family="'Nimbus Sans L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Helvetica3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3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4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5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6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7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8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9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10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11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12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13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14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gr15" style:family="graphic" style:parent-style-name="Default_5f_3" style:list-style-name="L4">
      <style:graphic-properties draw:fill="solid" draw:fill-color="#e6e6e6" draw:textarea-horizontal-align="justify" draw:textarea-vertical-align="middle" draw:shadow="visible" draw:shadow-offset-x="0.305cm" draw:shadow-offset-y="0.305cm"/>
      <style:paragraph-properties style:writing-mode="lr-tb"/>
    </style:style>
    <style:style style:name="pr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06cm" fo:min-width="0cm" fo:padding-top="0.123cm" fo:padding-bottom="0.123cm" fo:padding-left="0.234cm" fo:padding-right="0.234cm" draw:shadow="hidden" draw:shadow-color="#919191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  <style:paragraph-properties style:writing-mode="lr-tb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  <style:paragraph-properties style:writing-mode="lr-tb"/>
    </style:style>
    <style:style style:name="pr4" style:family="presentation" style:parent-style-name="Default-title">
      <style:graphic-properties draw:fill-color="#ffffff" draw:auto-grow-height="true" fo:min-height="1.451cm"/>
      <style:paragraph-properties style:writing-mode="lr-tb"/>
    </style:style>
    <style:style style:name="pr5" style:family="presentation" style:parent-style-name="Default-outline1">
      <style:graphic-properties draw:fill-color="#ffffff" draw:auto-grow-height="true" fo:min-height="12.576cm"/>
      <style:paragraph-properties style:writing-mode="lr-tb"/>
    </style:style>
    <style:style style:name="pr6" style:family="presentation" style:parent-style-name="Default-notes">
      <style:graphic-properties draw:fill-color="#ffffff" fo:min-height="12.19cm" fo:min-width="16.799cm"/>
      <style:paragraph-properties style:writing-mode="lr-tb"/>
    </style:style>
    <style:style style:name="pr7" style:family="presentation" style:parent-style-name="Default-outline1">
      <style:graphic-properties draw:fill-color="#ffffff" draw:auto-grow-height="true" fo:min-height="14.473cm"/>
      <style:paragraph-properties style:writing-mode="lr-tb"/>
    </style:style>
    <style:style style:name="pr8" style:family="presentation" style:parent-style-name="Default-outline1">
      <style:graphic-properties draw:fill-color="#ffffff" draw:auto-grow-height="true" fo:min-height="14.435cm"/>
      <style:paragraph-properties style:writing-mode="lr-tb"/>
    </style:style>
    <style:style style:name="pr9" style:family="presentation" style:parent-style-name="Default-outline1">
      <style:graphic-properties draw:fill-color="#ffffff" draw:auto-grow-height="true" fo:min-height="16.464cm"/>
      <style:paragraph-properties style:writing-mode="lr-tb"/>
    </style:style>
    <style:style style:name="pr10" style:family="presentation" style:parent-style-name="Default-outline1">
      <style:graphic-properties draw:fill-color="#ffffff" draw:auto-grow-height="true" fo:min-height="13.963cm"/>
      <style:paragraph-properties style:writing-mode="lr-tb"/>
    </style:style>
    <style:style style:name="pr11" style:family="presentation" style:parent-style-name="Default-outline1">
      <style:graphic-properties draw:fill-color="#ffffff" draw:auto-grow-height="true" fo:min-height="16.4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1" fo:font-size="24pt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style:font-name="Nimbus Sans L1"/>
    </style:style>
    <style:style style:name="P8" style:family="paragraph">
      <style:paragraph-properties fo:margin-left="0cm" fo:margin-right="0cm" fo:margin-top="0.2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</style:style>
    <style:style style:name="P9" style:family="paragraph">
      <loext:graphic-properties draw:fill-color="#ffffff"/>
      <style:paragraph-properties fo:margin-left="0.74cm" fo:margin-right="0cm" fo:margin-top="0.217cm" fo:margin-bottom="0cm" fo:line-height="96%" fo:text-align="start" fo:text-indent="0cm" style:punctuation-wrap="simple" style:line-break="normal" style:writing-mode="lr-tb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style:font-name="Arial1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margin-top="0.01cm" fo:margin-bottom="0.01cm" fo:text-indent="0cm" style:text-autospace="none"/>
    </style:style>
    <style:style style:name="P12" style:family="paragraph">
      <loext:graphic-properties draw:fill="solid" draw:fill-color="#e6e6e6"/>
      <style:paragraph-properties fo:margin-left="0cm" fo:margin-right="0cm" fo:margin-top="0.01cm" fo:margin-bottom="0.01cm" fo:text-align="start" fo:text-indent="0cm" style:text-autospace="none"/>
      <style:text-properties style:font-name="Courier New1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solid" draw:fill-color="#e6e6e6"/>
      <style:paragraph-properties fo:margin-left="0cm" fo:margin-right="0cm" fo:margin-top="0.01cm" fo:margin-bottom="0.01cm" fo:text-align="start" fo:text-indent="0cm" style:text-autospace="none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1" fo:font-size="24pt" fo:language="en" fo:country="US" style:font-size-asian="24pt" style:font-size-complex="24pt"/>
    </style:style>
    <style:style style:name="T2" style:family="text">
      <style:text-properties style:font-name="Arial1" fo:font-size="24pt" fo:language="en" fo:country="US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style:font-name="Arial1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style:use-window-font-color="true" style:font-name="Arial1" fo:font-size="28pt" fo:language="en" fo:country="US" fo:font-weight="bold" style:font-name-asian="Times New Roman" style:font-size-asian="28pt" style:font-weight-asian="bold" style:font-name-complex="Arial1" style:font-size-complex="28pt" style:font-weight-complex="bold"/>
    </style:style>
    <style:style style:name="T5" style:family="text">
      <style:text-properties style:font-name="Arial1"/>
    </style:style>
    <style:style style:name="T6" style:family="text">
      <style:text-properties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2" style:font-size-complex="18pt" style:font-style-complex="normal" style:font-weight-complex="normal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2" style:font-size-complex="24pt" style:font-style-complex="normal" style:font-weight-complex="normal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none" style:text-underline-style="solid" style:text-underline-width="auto" style:text-underline-color="font-color" fo:font-weight="normal" style:font-name-asian="Arial Unicode MS" style:font-size-asian="24pt" style:font-style-asian="normal" style:font-weight-asian="normal" style:font-name-complex="Tahoma2" style:font-size-complex="24pt" style:font-style-complex="normal" style:font-weight-complex="normal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24pt" fo:font-style="italic" fo:text-shadow="none" style:text-underline-style="none" fo:font-weight="normal" style:font-name-asian="Arial Unicode MS" style:font-size-asian="24pt" style:font-style-asian="italic" style:font-weight-asian="normal" style:font-name-complex="Tahoma2" style:font-size-complex="24pt" style:font-style-complex="italic" style:font-weight-complex="normal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Arial1" fo:font-size="24pt" fo:text-shadow="none" style:text-underline-style="none" fo:font-weight="normal" style:font-name-asian="Arial Unicode MS" style:font-size-asian="24pt" style:font-weight-asian="normal" style:font-name-complex="Tahoma2" style:font-size-complex="24pt" style:font-weight-complex="normal" style:font-relief="none"/>
    </style:style>
    <style:style style:name="T11" style:family="text">
      <style:text-properties style:font-name="Courier New1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Arial1" fo:font-size="24pt" fo:text-shadow="none" style:text-underline-style="none" fo:font-weight="bold" style:font-name-asian="Arial Unicode MS" style:font-size-asian="24pt" style:font-weight-asian="bold" style:font-name-complex="Tahoma2" style:font-size-complex="24pt" style:font-weight-complex="bold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Arial Unicode MS" style:font-size-asian="24pt" style:font-style-asian="normal" style:font-weight-asian="bold" style:font-name-complex="Tahoma2" style:font-size-complex="24pt" style:font-style-complex="normal" style:font-weight-complex="bold" style:font-relief="none"/>
    </style:style>
    <style:style style:name="T14" style:family="text">
      <style:text-properties style:font-name="Courier New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 text:min-label-width="0.74cm"/>
        <style:text-properties style:font-name="Nimbus Sans L2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Nimbus Sans L2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•">
        <style:list-level-properties text:min-label-width="0.74cm"/>
        <style:text-properties style:font-name="Arial1" fo:color="#000000" fo:font-size="100%"/>
      </text:list-level-style-bullet>
      <text:list-level-style-bullet text:level="2" text:bullet-char="–">
        <style:list-level-properties text:min-label-width="0.74cm"/>
        <style:text-properties style:font-name="Arial1" fo:color="#000000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1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1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12.065cm" svg:height="9.752cm" svg:x="6.985cm" svg:y="5.008cm" presentation:class="outline" presentation:user-transformed="true">
          <draw:text-box>
            <text:list text:style-name="L1">
              <text:list-header>
                <text:p text:style-name="P1"><text:span text:style-name="T1">Agenda</text:span></text:p>
              </text:list-header>
            </text:list>
            <text:p text:style-name="P2"><text:span text:style-name="T1"/></text:p>
            <text:p text:style-name="P2"><text:span text:style-name="T2">1. Verden før Systemd</text:span></text:p>
            <text:p text:style-name="P2"><text:span text:style-name="T2">2. Diskussionen om Systemd</text:span></text:p>
            <text:p text:style-name="P2"><text:span text:style-name="T3">3. Logging</text:span></text:p>
            <text:p text:style-name="P2"><text:span text:style-name="T2">4. Timers</text:span></text:p>
            <text:p text:style-name="P2"><text:span text:style-name="T2"/></text:p>
          </draw:text-box>
        </draw:frame>
        <draw:frame presentation:style-name="pr2" draw:text-style-name="P4" draw:layer="layout" svg:width="4.794cm" svg:height="1.554cm" svg:x="10.303cm" svg:y="0.723cm" presentation:class="title" presentation:user-transformed="true">
          <draw:text-box>
            <text:p text:style-name="P1"><text:span text:style-name="T4">Systemd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5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/></text:p>
            <text:p text:style-name="P8"><text:span text:style-name="T7">Traditionalt bruger man syslog, syslog-ng eller rsyslog til at logge beskeder med i </text:span><text:span text:style-name="T8">tekstformat</text:span><text:span text:style-name="T7"> og logrotate til at rydde op i logfilerne.</text:span></text:p>
            <text:p text:style-name="P8"><text:span text:style-name="T9"/></text:p>
            <text:p text:style-name="P8"><text:span text:style-name="T9">systemd-journald</text:span><text:span text:style-name="T7"> har overtaget den opgave.</text:span></text:p>
            <text:p text:style-name="P8"><text:span text:style-name="T7">Den gemmer det i et binært format.</text:span></text:p>
            <text:p text:style-name="P8"><text:span text:style-name="T7"/></text:p>
            <text:p text:style-name="P8"><text:span text:style-name="T10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542cm" svg:height="10.155cm" svg:x="2.752cm" svg:y="2.033cm" draw:page-number="2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>Konfigurationen for </text:span><text:span text:style-name="T9">systemd-journald </text:span><text:span text:style-name="T7">befinder sig i filen:</text:span><text:span text:style-name="T7"><text:line-break/></text:span><text:span text:style-name="T7">/etc/systemd/journald.conf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Normalt er ingen værdier sat og der bruges derfor de default værdier.</text:span></text:p>
            <text:p text:style-name="P8"><text:span text:style-name="T7"/></text:p>
          </draw:text-box>
        </draw:frame>
        <draw:rect draw:style-name="gr2" draw:text-style-name="P12" draw:layer="layout" svg:width="23cm" svg:height="4.245cm" svg:x="1.353cm" svg:y="5.153cm">
          <text:p text:style-name="P11"><text:span text:style-name="T11"><text:s/></text:span><text:span text:style-name="T11">[Journal]</text:span></text:p>
          <text:p text:style-name="P11"><text:span text:style-name="T11"><text:s/></text:span><text:span text:style-name="T11">#Storage=auto</text:span></text:p>
          <text:p text:style-name="P11"><text:span text:style-name="T11"><text:s/></text:span><text:span text:style-name="T11">#Compress=ues</text:span></text:p>
          <text:p text:style-name="P11"><text:span text:style-name="T11"><text:s/></text:span><text:span text:style-name="T11">#Seal=yes</text:span></text:p>
          <text:p text:style-name="P11"><text:span text:style-name="T11"><text:s/></text:span><text:span text:style-name="T11">[...]</text:span></text:p>
        </draw:rect>
        <presentation:notes draw:style-name="dp2">
          <draw:page-thumbnail draw:style-name="gr1" draw:layer="layout" svg:width="13.542cm" svg:height="10.155cm" svg:x="2.752cm" svg:y="2.033cm" draw:page-number="3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7" draw:text-style-name="P9" draw:layer="layout" svg:width="22.168cm" svg:height="14.481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>Storage=</text:span></text:p>
            <text:list text:style-name="L1">
              <text:list-item>
                <text:p text:style-name="P8"><text:span text:style-name="T12">volatile</text:span><text:span text:style-name="T10"><text:line-break/></text:span><text:span text:style-name="T10">log data will be stored only in memory</text:span></text:p>
              </text:list-item>
              <text:list-item>
                <text:p text:style-name="P8"><text:span text:style-name="T12">persistent</text:span><text:span text:style-name="T10"><text:line-break/></text:span><text:span text:style-name="T10">data will be stored under /var/log/journal/ (preferably) or /run/log/journal/</text:span></text:p>
              </text:list-item>
              <text:list-item>
                <text:p text:style-name="P8"><text:span text:style-name="T12">none</text:span><text:span text:style-name="T10"><text:line-break/></text:span><text:span text:style-name="T10">turns off all storage, all log data received will be dropped. Forwarding to other targets, such as the console, the kernel log buffer, or a syslog socket will still work however.</text:span></text:p>
              </text:list-item>
              <text:list-item>
                <text:p text:style-name="P8"><text:span text:style-name="T12">auto</text:span><text:span text:style-name="T10"> (default)</text:span><text:span text:style-name="T7"><text:line-break/></text:span><text:span text:style-name="T7">Same as persistent but /var/log/journal/ will not be created if needed</text:span></text:p>
              </text:list-item>
            </text:list>
          </draw:text-box>
        </draw:frame>
        <presentation:notes draw:style-name="dp2">
          <draw:page-thumbnail draw:style-name="gr1" draw:layer="layout" svg:width="13.542cm" svg:height="10.155cm" svg:x="2.752cm" svg:y="2.033cm" draw:page-number="4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>SystemMaxUse/RuntimeMaxUse</text:span></text:p>
            <text:p text:style-name="P8"><text:span text:style-name="T7">Control how much disk space/memory the journal may use up at most.</text:span></text:p>
            <text:p text:style-name="P8"><text:span text:style-name="T7">Default 10%, max 4GB.</text:span></text:p>
            <text:p text:style-name="P8"><text:span text:style-name="T13"/></text:p>
            <text:p text:style-name="P8"><text:span text:style-name="T7"/></text:p>
            <text:p text:style-name="P8"/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542cm" svg:height="10.155cm" svg:x="2.752cm" svg:y="2.033cm" draw:page-number="5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7"/></text:p>
            <text:p text:style-name="P8"><text:span text:style-name="T13">SystemKeepFree/RuntimeKeepFree</text:span></text:p>
            <text:p text:style-name="P8"><text:span text:style-name="T7">Control how much disk space/memory systemd-journald shall leave free for other uses.</text:span></text:p>
            <text:p text:style-name="P8"><text:span text:style-name="T7">Default 15%.</text:span></text:p>
            <text:p text:style-name="P8"><text:span text:style-name="T13"/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542cm" svg:height="10.155cm" svg:x="2.752cm" svg:y="2.033cm" draw:page-number="6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3">SystemMaxFileSize/RuntimeMaxFileSize</text:span></text:p>
            <text:p text:style-name="P8"><text:span text:style-name="T7">Control how large individual journal files may grow at most. This influences the granularity in which disk space is made available through rotation, i.e. deletion of historic data.</text:span></text:p>
            <text:p text:style-name="P8"><text:span text:style-name="T7">Default: SystemMaxUse/8 or RuntimeMaxUse/8</text:span></text:p>
            <text:p text:style-name="P8"><text:span text:style-name="T7"/></text:p>
            <text:p text:style-name="P8"/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542cm" svg:height="10.155cm" svg:x="2.752cm" svg:y="2.033cm" draw:page-number="7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8" draw:text-style-name="P9" draw:layer="layout" svg:width="22.168cm" svg:height="14.443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>ForwardToSyslog </text:span><text:span text:style-name="T12"><text:line-break/></text:span><text:span text:style-name="T12">ForwardToKMsg </text:span><text:span text:style-name="T12"><text:line-break/></text:span><text:span text:style-name="T12">ForwardToConsole </text:span><text:span text:style-name="T12"><text:line-break/></text:span><text:span text:style-name="T12">ForwardToWall</text:span></text:p>
            <text:p text:style-name="P8"><text:span text:style-name="T10"/></text:p>
            <text:p text:style-name="P8"><text:span text:style-name="T10">Control whether log messages received by the journal daemon shall be forwarded to:</text:span></text:p>
            <text:list text:style-name="L1">
              <text:list-item>
                <text:p text:style-name="P8"><text:span text:style-name="T10">the traditional syslog daemon,</text:span></text:p>
              </text:list-item>
              <text:list-item>
                <text:p text:style-name="P8"><text:span text:style-name="T10">the kernel log buffer (kmsg), </text:span></text:p>
              </text:list-item>
              <text:list-item>
                <text:p text:style-name="P8"><text:span text:style-name="T10">the system console, </text:span></text:p>
              </text:list-item>
              <text:list-item>
                <text:p text:style-name="P8"><text:span text:style-name="T10">or sent as wall messages to all logged-in users.</text:span></text:p>
              </text:list-item>
            </text:list>
            <text:p text:style-name="P8"><text:span text:style-name="T10">Default: forwarding to syslog and wall is enabled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542cm" svg:height="10.155cm" svg:x="2.752cm" svg:y="2.033cm" draw:page-number="8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9" draw:text-style-name="P9" draw:layer="layout" svg:width="22.168cm" svg:height="16.472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>ForwardToSyslog </text:span><text:span text:style-name="T12"><text:line-break/></text:span><text:span text:style-name="T12">ForwardToKMsg </text:span><text:span text:style-name="T12"><text:line-break/></text:span><text:span text:style-name="T12">ForwardToConsole </text:span><text:span text:style-name="T12"><text:line-break/></text:span><text:span text:style-name="T12">ForwardToWall</text:span></text:p>
            <text:p text:style-name="P8"><text:span text:style-name="T7">These settings may be overridden at boot time with the</text:span></text:p>
            <text:p text:style-name="P8"><text:span text:style-name="T7">"</text:span><text:span text:style-name="T9">systemd.journald.forward_to_syslog</text:span><text:span text:style-name="T7">",</text:span></text:p>
            <text:p text:style-name="P8"><text:span text:style-name="T7">”</text:span><text:span text:style-name="T9">systemd.journald.forward_to_kmsg</text:span><text:span text:style-name="T7">",</text:span></text:p>
            <text:p text:style-name="P8"><text:span text:style-name="T7">"</text:span><text:span text:style-name="T9">systemd.journald.forward_to_console</text:span><text:span text:style-name="T7">",</text:span></text:p>
            <text:p text:style-name="P8"><text:span text:style-name="T7">"</text:span><text:span text:style-name="T9">systemd.journald.forward_to_wall</text:span><text:span text:style-name="T7">".</text:span></text:p>
            <text:p text:style-name="P8"><text:span text:style-name="T7">If the option name is specified without "=" and the following</text:span></text:p>
            <text:p text:style-name="P8"><text:span text:style-name="T7">argument, true is assumed. </text:span></text:p>
            <text:p text:style-name="P8"><text:span text:style-name="T7">Otherwise, the argument is parsed as a boolean. When forwarding to the console, the TTY to log to can be changed with </text:span><text:span text:style-name="T9">TTYPath=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542cm" svg:height="10.155cm" svg:x="2.752cm" svg:y="2.033cm" draw:page-number="9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/></text:p>
            <text:p text:style-name="P8"><text:span text:style-name="T7">Checking the size and integrity of the journal data:</text:span></text:p>
            <text:p text:style-name="P8"><text:span text:style-name="T7"/></text:p>
          </draw:text-box>
        </draw:frame>
        <draw:rect draw:style-name="gr3" draw:text-style-name="P12" draw:layer="layout" svg:width="23cm" svg:height="2.794cm" svg:x="1.016cm" svg:y="5.588cm">
          <text:p text:style-name="P11"><text:span text:style-name="T11"><text:s/></text:span><text:span text:style-name="T11"># journalctl --disk-usage </text:span><text:span text:style-name="T11"><text:tab/></text:span></text:p>
          <text:p text:style-name="P11"><text:span text:style-name="T14"><text:s/></text:span><text:span text:style-name="T14">Archived and active journals take up 9.8M in the file system.</text:span></text:p>
        </draw:rect>
        <draw:rect draw:style-name="gr4" draw:text-style-name="P12" draw:layer="layout" svg:width="23cm" svg:height="2.54cm" svg:x="1.016cm" svg:y="9.652cm">
          <text:p text:style-name="P11"><text:span text:style-name="T11"><text:s/></text:span><text:span text:style-name="T11"># journalctl --verify</text:span></text:p>
          <text:p text:style-name="P11"><text:span text:style-name="T14"><text:s/></text:span><text:span text:style-name="T14">PASS: /run/log/journal/506013/system.journal <text:s text:c="17"/></text:span></text:p>
          <text:p text:style-name="P11"><text:span text:style-name="T14"><text:s/></text:span><text:span text:style-name="T14">PASS: /run/log/journal/506013e/system@f913150b5-000000001-00070.journal</text:span></text:p>
        </draw:rect>
        <presentation:notes draw:style-name="dp2">
          <draw:page-thumbnail draw:style-name="gr1" draw:layer="layout" svg:width="13.542cm" svg:height="10.155cm" svg:x="2.752cm" svg:y="2.033cm" draw:page-number="10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10" draw:text-style-name="P9" draw:layer="layout" svg:width="22.168cm" svg:height="13.971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/></text:p>
            <text:p text:style-name="P8"><text:span text:style-name="T7">Reducing the journal size while it’s running.</text:span></text:p>
            <text:p text:style-name="P8"><text:span text:style-name="T7"/></text:p>
            <text:p text:style-name="P8"><text:span text:style-name="T7">Option 1:</text:span></text:p>
            <text:p text:style-name="P8"><text:span text:style-name="T7">Delete the oldest entries until the journal reaches the desired size.</text:span></text:p>
            <text:p text:style-name="P8"><text:span text:style-name="T7"/></text:p>
            <text:p text:style-name="P8"><text:span text:style-name="T7"/></text:p>
            <text:p text:style-name="P8"><text:span text:style-name="T7">Option 2:</text:span></text:p>
            <text:p text:style-name="P8"><text:span text:style-name="T7">Remove all entries before a certain time:</text:span></text:p>
            <text:p text:style-name="P8"><text:span text:style-name="T7"/></text:p>
            <text:p text:style-name="P8"><text:span text:style-name="T7"/></text:p>
          </draw:text-box>
        </draw:frame>
        <draw:rect draw:style-name="gr5" draw:text-style-name="P12" draw:layer="layout" svg:width="23cm" svg:height="1.524cm" svg:x="1.2cm" svg:y="9.398cm">
          <text:p text:style-name="P11"><text:span text:style-name="T11"><text:s/></text:span><text:span text:style-name="T11"># journalctl --vacuum-size=100M</text:span></text:p>
        </draw:rect>
        <draw:rect draw:style-name="gr6" draw:text-style-name="P12" draw:layer="layout" svg:width="23cm" svg:height="1.524cm" svg:x="1.384cm" svg:y="13.97cm">
          <text:p text:style-name="P11"><text:span text:style-name="T11"><text:s/></text:span><text:span text:style-name="T11"># journalctl --vacuum-time=1month</text:span></text:p>
        </draw:rect>
        <presentation:notes draw:style-name="dp2">
          <draw:page-thumbnail draw:style-name="gr1" draw:layer="layout" svg:width="13.542cm" svg:height="10.155cm" svg:x="2.752cm" svg:y="2.033cm" draw:page-number="11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11" draw:text-style-name="P9" draw:layer="layout" svg:width="22.168cm" svg:height="16.434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/></text:p>
            <text:p text:style-name="P8"><text:span text:style-name="T7">Reading all the logs. No need to be root.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All logs since last boot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Showing logs but limit the output with built-in tail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</draw:text-box>
        </draw:frame>
        <draw:rect draw:style-name="gr7" draw:text-style-name="P12" draw:layer="layout" svg:width="23cm" svg:height="1.524cm" svg:x="1.2cm" svg:y="5.588cm">
          <text:p text:style-name="P11"><text:span text:style-name="T11"><text:s/></text:span><text:span text:style-name="T11">$ journalctl</text:span></text:p>
        </draw:rect>
        <draw:rect draw:style-name="gr8" draw:text-style-name="P12" draw:layer="layout" svg:width="23cm" svg:height="1.524cm" svg:x="1.2cm" svg:y="9.906cm">
          <text:p text:style-name="P11"><text:span text:style-name="T11"><text:s/></text:span><text:span text:style-name="T11">$ journalctl -b</text:span></text:p>
        </draw:rect>
        <draw:rect draw:style-name="gr9" draw:text-style-name="P12" draw:layer="layout" svg:width="23cm" svg:height="1.524cm" svg:x="1.13cm" svg:y="14.732cm">
          <text:p text:style-name="P11"><text:span text:style-name="T11"><text:s/></text:span><text:span text:style-name="T11">$ journalctl -b </text:span><text:span text:style-name="T15">-n 10</text:span></text:p>
        </draw:rect>
        <presentation:notes draw:style-name="dp2">
          <draw:page-thumbnail draw:style-name="gr1" draw:layer="layout" svg:width="13.542cm" svg:height="10.155cm" svg:x="2.752cm" svg:y="2.033cm" draw:page-number="12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12"/></text:p>
            <text:p text:style-name="P8"><text:span text:style-name="T7">Filter by component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Filter by pid</text:span></text:p>
            <text:p text:style-name="P8"><text:span text:style-name="T7"/></text:p>
            <text:p text:style-name="P8"><text:span text:style-name="T7"/></text:p>
            <text:p text:style-name="P8"><text:span text:style-name="T7">Filter by uid</text:span></text:p>
          </draw:text-box>
        </draw:frame>
        <draw:rect draw:style-name="gr10" draw:text-style-name="P12" draw:layer="layout" svg:width="23cm" svg:height="1.524cm" svg:x="1.2cm" svg:y="5.08cm">
          <text:p text:style-name="P11"><text:span text:style-name="T11"><text:s/></text:span><text:span text:style-name="T11">$ journalctl -u apache2.service</text:span></text:p>
          <text:p text:style-name="P11"><text:span text:style-name="T11"><text:s/></text:span><text:span text:style-name="T11">$ journalctl -u snapd.service</text:span></text:p>
        </draw:rect>
        <draw:rect draw:style-name="gr11" draw:text-style-name="P12" draw:layer="layout" svg:width="23cm" svg:height="1.524cm" svg:x="1.2cm" svg:y="9.398cm">
          <text:p text:style-name="P11"><text:span text:style-name="T11"><text:s/></text:span><text:span text:style-name="T11">$ journalctl _PID=1003</text:span></text:p>
        </draw:rect>
        <draw:rect draw:style-name="gr12" draw:text-style-name="P12" draw:layer="layout" svg:width="23cm" svg:height="1.524cm" svg:x="1.13cm" svg:y="12.954cm">
          <text:p text:style-name="P11"><text:span text:style-name="T11"><text:s/></text:span><text:span text:style-name="T11">$ journalctl _UID=106</text:span></text:p>
        </draw:rect>
        <presentation:notes draw:style-name="dp2">
          <draw:page-thumbnail draw:style-name="gr1" draw:layer="layout" svg:width="13.542cm" svg:height="10.155cm" svg:x="2.752cm" svg:y="2.033cm" draw:page-number="13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7" draw:layer="layout" svg:width="22.803cm" svg:height="1.451cm" svg:x="1.301cm" svg:y="0.675cm" presentation:class="title" presentation:user-transformed="true">
          <draw:text-box>
            <text:p text:style-name="P6"><text:span text:style-name="T5">Logging</text:span></text:p>
          </draw:text-box>
        </draw:frame>
        <draw:frame presentation:style-name="pr5" draw:text-style-name="P9" draw:layer="layout" svg:width="22.168cm" svg:height="12.576cm" svg:x="1.5cm" svg:y="1.924cm" presentation:class="outline" presentation:user-transformed="true">
          <draw:text-box>
            <text:p text:style-name="P8"><text:span text:style-name="T6"/></text:p>
            <text:p text:style-name="P8"><text:span text:style-name="T7">Display all boot events saved in the journal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And use the number in front to display information on a specific boot</text:span></text:p>
            <text:p text:style-name="P8"><text:span text:style-name="T7"/></text:p>
            <text:p text:style-name="P8"><text:span text:style-name="T7"/></text:p>
            <text:p text:style-name="P8"><text:span text:style-name="T7">Show only kernel messages since last boot</text:span></text:p>
            <text:p text:style-name="P8"><text:span text:style-name="T7"/></text:p>
          </draw:text-box>
        </draw:frame>
        <draw:rect draw:style-name="gr13" draw:text-style-name="P13" draw:layer="layout" svg:width="23.368cm" svg:height="1.524cm" svg:x="0.762cm" svg:y="4.064cm">
          <text:p text:style-name="P11"><text:span text:style-name="T16"><text:s/></text:span><text:span text:style-name="T16">$ journalctl --list-boots</text:span></text:p>
          <text:p text:style-name="P11"><text:span text:style-name="T16"><text:s/></text:span><text:span text:style-name="T17">0</text:span><text:span text:style-name="T16"> 7394f92cfc124089bd4a9 Thu 2017-07-27 10:15:24 CEST—Fri 2017-07-28 08:58:53 CEST</text:span></text:p>
        </draw:rect>
        <draw:rect draw:style-name="gr14" draw:text-style-name="P13" draw:layer="layout" svg:width="23.368cm" svg:height="1.524cm" svg:x="1.016cm" svg:y="9.398cm">
          <text:p text:style-name="P11"><text:span text:style-name="T16"><text:s/></text:span><text:span text:style-name="T16">$ journalctl -b 0</text:span></text:p>
        </draw:rect>
        <draw:rect draw:style-name="gr15" draw:text-style-name="P13" draw:layer="layout" svg:width="23.368cm" svg:height="1.524cm" svg:x="1.016cm" svg:y="12.7cm">
          <text:p text:style-name="P11"><text:span text:style-name="T16"><text:s/></text:span><text:span text:style-name="T16">$ journalctl -k -b</text:span></text:p>
        </draw:rect>
        <presentation:notes draw:style-name="dp2">
          <draw:page-thumbnail draw:style-name="gr1" draw:layer="layout" svg:width="13.542cm" svg:height="10.155cm" svg:x="2.752cm" svg:y="2.033cm" draw:page-number="14" presentation:class="page"/>
          <draw:frame presentation:style-name="pr6" draw:text-style-name="P10" draw:layer="layout" svg:width="15.236cm" svg:height="12.19cm" svg:x="1.90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1" svg:font-family="Symbol" style:font-family-generic="roman" style:font-pitch="variable" style:font-charset="x-symbol"/>
    <style:font-face style:name="Courier New2" svg:font-family="'Courier New'" style:font-adornments="Regular"/>
    <style:font-face style:name="Helvetica" svg:font-family="Helvetica" style:font-adornments="Regular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rial Unicode MS" svg:font-family="'Arial Unicode MS'" style:font-pitch="variable"/>
    <style:font-face style:name="Courier8" svg:font-family="Courier" style:font-pitch="variable"/>
    <style:font-face style:name="Helvetica2" svg:font-family="Helvetica" style:font-adornments="Regular" style:font-pitch="variable"/>
    <style:font-face style:name="Nimbus Sans L1" svg:font-family="'Nimbus Sans L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Helvetica3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2" fo:font-family="Courier" style:font-family-generic="swiss" fo:font-size="17.7000007629395pt" fo:font-weight="bold" style:font-name-asian="Courier2" style:font-family-asian="Courier" style:font-family-generic-asian="swiss" style:font-size-asian="17.7000007629395pt" style:font-weight-asian="bold" style:font-name-complex="Courier2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2" fo:font-family="Courier" style:font-family-generic="swiss" style:font-name-asian="Courier2" style:font-family-asian="Courier" style:font-family-generic-asian="swiss" style:font-name-complex="Courier2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4" fo:font-family="Courier" style:font-family-generic="modern" style:font-pitch="fixed" fo:font-size="17.7000007629395pt" fo:language="en" fo:country="US" style:font-name-asian="Courier4" style:font-family-asian="Courier" style:font-family-generic-asian="modern" style:font-pitch-asian="fixed" style:font-size-asian="17.7000007629395pt" style:language-asian="en" style:country-asian="US" style:font-name-complex="Courier4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1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1" fo:font-family="Tahoma" style:font-family-generic="swiss" style:font-pitch="variable" fo:font-size="18pt" fo:language="da" fo:country="DK" fo:text-shadow="1pt 1pt" fo:font-weight="bold" style:letter-kerning="true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7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7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1" fo:font-family="Arial" style:font-family-generic="swiss" style:font-pitch="variable" fo:font-size="14pt" fo:language="da" fo:country="DK" fo:text-shadow="none" fo:font-weight="bold" style:letter-kerning="true" style:font-name-asian="Arial1" style:font-family-asian="Arial" style:font-family-generic-asian="swiss" style:font-pitch-asian="variable" style:font-size-asian="14pt" style:font-style-asian="italic" style:font-weight-asian="normal" style:font-name-complex="Arial1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7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7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00b8ff" draw:fill-gradient-name="Gradient_20_9" draw:fill-hatch-name="Hatch_20_1" draw:fill-image-name="Bitmape_20_1" draw:fill-image-width="0cm" draw:fill-image-height="0cm" draw:textarea-horizontal-align="right" draw:auto-grow-width="true" draw:shadow="hidden" draw:shadow-offset-x="0.3cm" draw:shadow-offset-y="0.3cm" draw:shadow-color="#808080" draw:end-guide="0.1cm">
        <text:list-style style:name="Default_5f_3" style:display-name="Default_3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style-name="Regular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2pt" fo:font-style="normal" fo:text-shadow="none" style:text-underline-style="none" fo:font-weight="normal" style:font-name-asian="Nimbus Sans L1" style:font-family-asian="'Nimbus Sans L'" style:font-pitch-asian="variable" style:font-size-asian="22pt" style:font-style-asian="normal" style:font-weight-asian="normal" style:font-name-complex="Tahoma2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186cm"/>
            <style:text-properties style:font-name="Nimbus Sans L2" fo:color="#000000" fo:font-size="100%"/>
          </text:list-level-style-bullet>
          <text:list-level-style-bullet text:level="3" text:bullet-char="–">
            <style:list-level-properties text:space-before="2.363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9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Nimbus Sans L2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  <style:text-properties fo:font-size="18pt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style:writing-mode="lr-tb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font-size="18pt"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3.</text:span><text:span text:style-name="MT1"><text:page-number>11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rect draw:style-name="Mgr4" draw:text-style-name="MP5" draw:layer="backgroundobjects" svg:width="2.099cm" svg:height="1.019cm" svg:x="23.304cm" svg:y="-0.019cm">
        <text:p text:style-name="MP2"><text:span text:style-name="MT2">THECAMP 2017</text:span></text:p>
        <text:p text:style-name="MP2"><text:span text:style-name="MT2"/></text:p>
      </draw:rect>
      <presentation:notes style:page-layout-name="PM2">
        <draw:rect draw:style-name="Mgr5" draw:text-style-name="MP6" draw:layer="backgroundobjects" svg:width="19.05cm" svg:height="27.09cm" svg:x="0cm" svg:y="0cm">
          <text:p/>
        </draw:rect>
        <draw:frame draw:style-name="Mgr6" draw:text-style-name="MP7" draw:layer="backgroundobjects" svg:width="8.255cm" svg:height="1.354cm" svg:x="0cm" svg:y="0cm">
          <draw:text-box>
            <text:p/>
          </draw:text-box>
        </draw:frame>
        <draw:frame draw:style-name="Mgr7" draw:text-style-name="MP7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7" draw:layer="backgroundobjects" svg:width="8.255cm" svg:height="1.354cm" svg:x="0cm" svg:y="25.726cm">
          <draw:text-box>
            <text:p/>
          </draw:text-box>
        </draw:frame>
        <draw:frame draw:style-name="Mgr9" draw:text-style-name="MP7" draw:layer="backgroundobjects" svg:width="8.255cm" svg:height="1.354cm" svg:x="10.786cm" svg:y="25.726cm">
          <draw:text-box>
            <text:p text:style-name="MP8"><text:span text:style-name="MT3"><text:page-number>11</text:page-number></text:span></text:p>
          </draw:text-box>
        </draw:frame>
        <draw:g>
          <draw:line draw:style-name="Mgr10" draw:text-style-name="MP9" draw:layer="backgroundobjects" svg:x1="1.905cm" svg:y1="14cm" svg:x2="17.141cm" svg:y2="14cm">
            <text:p/>
          </draw:line>
          <draw:line draw:style-name="Mgr10" draw:text-style-name="MP9" draw:layer="backgroundobjects" svg:x1="1.905cm" svg:y1="15cm" svg:x2="17.141cm" svg:y2="15cm">
            <text:p/>
          </draw:line>
          <draw:line draw:style-name="Mgr10" draw:text-style-name="MP9" draw:layer="backgroundobjects" svg:x1="1.905cm" svg:y1="16cm" svg:x2="17.141cm" svg:y2="16cm">
            <text:p/>
          </draw:line>
          <draw:line draw:style-name="Mgr10" draw:text-style-name="MP9" draw:layer="backgroundobjects" svg:x1="1.905cm" svg:y1="17cm" svg:x2="17.141cm" svg:y2="17cm">
            <text:p/>
          </draw:line>
          <draw:line draw:style-name="Mgr10" draw:text-style-name="MP9" draw:layer="backgroundobjects" svg:x1="1.905cm" svg:y1="18cm" svg:x2="17.141cm" svg:y2="18cm">
            <text:p/>
          </draw:line>
          <draw:line draw:style-name="Mgr10" draw:text-style-name="MP9" draw:layer="backgroundobjects" svg:x1="1.905cm" svg:y1="19cm" svg:x2="17.141cm" svg:y2="19cm">
            <text:p/>
          </draw:line>
          <draw:line draw:style-name="Mgr10" draw:text-style-name="MP9" draw:layer="backgroundobjects" svg:x1="1.905cm" svg:y1="20cm" svg:x2="17.141cm" svg:y2="20cm">
            <text:p/>
          </draw:line>
          <draw:line draw:style-name="Mgr10" draw:text-style-name="MP9" draw:layer="backgroundobjects" svg:x1="1.905cm" svg:y1="21cm" svg:x2="17.141cm" svg:y2="21cm">
            <text:p/>
          </draw:line>
          <draw:line draw:style-name="Mgr10" draw:text-style-name="MP9" draw:layer="backgroundobjects" svg:x1="1.905cm" svg:y1="22cm" svg:x2="17.141cm" svg:y2="22cm">
            <text:p/>
          </draw:line>
          <draw:line draw:style-name="Mgr10" draw:text-style-name="MP9" draw:layer="backgroundobjects" svg:x1="1.905cm" svg:y1="23cm" svg:x2="17.141cm" svg:y2="23cm">
            <text:p/>
          </draw:line>
          <draw:line draw:style-name="Mgr10" draw:text-style-name="MP9" draw:layer="backgroundobjects" svg:x1="1.905cm" svg:y1="24cm" svg:x2="17.141cm" svg:y2="24cm">
            <text:p/>
          </draw:line>
          <draw:line draw:style-name="Mgr10" draw:text-style-name="MP9" draw:layer="backgroundobjects" svg:x1="1.905cm" svg:y1="25cm" svg:x2="17.141cm" svg:y2="25cm">
            <text:p/>
          </draw:line>
        </draw:g>
        <draw:rect draw:style-name="Mgr11" draw:text-style-name="MP10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  <dc:title>TheCamp 2017 - Systemd 3/4</dc:title>
    <meta:creation-date>2015-07-11T01:34:59.674111429</meta:creation-date>
    <meta:editing-cycles>27</meta:editing-cycles>
    <meta:editing-duration>PT1H13M18S</meta:editing-duration>
    <meta:initial-creator>tusk </meta:initial-creator>
    <dc:date>2020-04-07T15:16:30.884653102</dc:date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